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764in"/>
      <style:text-properties fo:color="#9da5b3" loext:opacity="100%" style:font-name="Arial" fo:font-size="12pt" fo:font-weight="normal" fo:background-color="transparent" style:font-size-asian="12pt" style:font-size-complex="12pt"/>
    </style:style>
    <style:style style:name="P2" style:family="paragraph" style:parent-style-name="Standard">
      <style:paragraph-properties style:line-height-at-least="0.1764in"/>
      <style:text-properties fo:color="#676e95" loext:opacity="100%" style:font-name="Arial" fo:font-size="12pt" fo:font-weight="normal" fo:background-color="transparent" style:font-size-asian="12pt" style:font-size-complex="12pt"/>
    </style:style>
    <style:style style:name="P3" style:family="paragraph" style:parent-style-name="Standard">
      <style:paragraph-properties style:line-height-at-least="0.1764in"/>
      <style:text-properties fo:color="#676e95" loext:opacity="100%" style:font-name="Arial" fo:font-size="12pt" fo:font-style="italic" fo:font-weight="normal" fo:background-color="transparent" style:font-size-asian="12pt" style:font-size-complex="12pt"/>
    </style:style>
    <style:style style:name="P4" style:family="paragraph" style:parent-style-name="Standard">
      <style:paragraph-properties style:line-height-at-least="0.1764in"/>
      <style:text-properties fo:color="#838fa7" loext:opacity="100%" style:font-name="Arial" fo:font-size="12pt" fo:font-weight="normal" fo:background-color="transparent" style:font-size-asian="12pt" style:font-size-complex="12pt"/>
    </style:style>
    <style:style style:name="P5" style:family="paragraph" style:parent-style-name="Standard">
      <style:paragraph-properties style:line-height-at-least="0.1764in"/>
      <style:text-properties style:font-name="Arial" fo:font-size="12pt" fo:background-color="transparent" style:font-size-asian="12pt" style:font-size-complex="12pt"/>
    </style:style>
    <style:style style:name="P6" style:family="paragraph" style:parent-style-name="Standard">
      <style:paragraph-properties style:line-height-at-least="0.1764in"/>
      <style:text-properties fo:color="#9da5b3" loext:opacity="100%" style:font-name="Arial" fo:font-size="12pt" fo:font-weight="normal" fo:background-color="transparent" style:font-size-asian="12pt" style:font-size-complex="12pt"/>
    </style:style>
    <style:style style:name="P7" style:family="paragraph" style:parent-style-name="Standard">
      <style:paragraph-properties style:line-height-at-least="0.1764in"/>
      <style:text-properties fo:color="#676e95" loext:opacity="100%" style:font-name="Arial" fo:font-size="12pt" fo:font-weight="normal" fo:background-color="transparent" style:font-size-asian="12pt" style:font-size-complex="12pt"/>
    </style:style>
    <style:style style:name="P8" style:family="paragraph" style:parent-style-name="Standard">
      <style:paragraph-properties style:line-height-at-least="0.1764in"/>
      <style:text-properties fo:color="#676e95" loext:opacity="100%" style:font-name="Arial" fo:font-size="12pt" fo:font-style="italic" fo:font-weight="normal" fo:background-color="transparent" style:font-size-asian="12pt" style:font-size-complex="12pt"/>
    </style:style>
    <style:style style:name="P9" style:family="paragraph" style:parent-style-name="Standard">
      <style:paragraph-properties style:line-height-at-least="0.1764in"/>
      <style:text-properties fo:color="#838fa7" loext:opacity="100%" style:font-name="Arial" fo:font-size="12pt" fo:font-weight="normal" fo:background-color="transparent" style:font-size-asian="12pt" style:font-size-complex="12pt"/>
    </style:style>
    <style:style style:name="P10" style:family="paragraph" style:parent-style-name="Standard">
      <style:paragraph-properties style:line-height-at-least="0.1764in"/>
      <style:text-properties style:font-name="Arial" fo:font-size="12pt" fo:background-color="transparent" style:font-size-asian="12pt" style:font-size-complex="12pt"/>
    </style:style>
    <style:style style:name="T1" style:family="text">
      <style:text-properties fo:color="#8792aa" loext:opacity="100%"/>
    </style:style>
    <style:style style:name="T2" style:family="text">
      <style:text-properties fo:color="#e06c75" loext:opacity="100%"/>
    </style:style>
    <style:style style:name="T3" style:family="text">
      <style:text-properties fo:color="#b0b7c3" loext:opacity="100%"/>
    </style:style>
    <style:style style:name="T4" style:family="text">
      <style:text-properties fo:color="#56b7c3" loext:opacity="100%"/>
    </style:style>
    <style:style style:name="T5" style:family="text">
      <style:text-properties fo:color="#98c379" loext:opacity="100%"/>
    </style:style>
    <style:style style:name="T6" style:family="text">
      <style:text-properties fo:color="#838fa7" loext:opacity="100%"/>
    </style:style>
    <style:style style:name="T7" style:family="text">
      <style:text-properties fo:color="#838fa7" loext:opacity="100%" fo:font-weight="bold"/>
    </style:style>
    <style:style style:name="T8" style:family="text">
      <style:text-properties fo:color="#8a97c3" loext:opacity="100%"/>
    </style:style>
    <style:style style:name="T9" style:family="text">
      <style:text-properties fo:color="#8e99b1" loext:opacity="100%"/>
    </style:style>
    <style:style style:name="T10" style:family="text">
      <style:text-properties fo:color="#ff9070" loext:opacity="100%"/>
    </style:style>
    <style:style style:name="T11" style:family="text">
      <style:text-properties fo:color="#ff9070" loext:opacity="100%" fo:font-weight="bold"/>
    </style:style>
    <style:style style:name="T12" style:family="text">
      <style:text-properties fo:color="#676e95" loext:opacity="100%"/>
    </style:style>
    <style:style style:name="T13" style:family="text">
      <style:text-properties fo:color="#676e95" loext:opacity="100%" fo:font-style="italic"/>
    </style:style>
    <style:style style:name="T14" style:family="text">
      <style:text-properties fo:color="#6495ee" loext:opacity="100%" fo:font-weight="bold"/>
    </style:style>
    <style:style style:name="T15" style:family="text">
      <style:text-properties fo:color="#79859d" loext:opacity="100%"/>
    </style:style>
    <style:style style:name="T16" style:family="text">
      <style:text-properties fo:color="#c57bdb" loext:opacity="100%"/>
    </style:style>
    <style:style style:name="T17" style:family="text">
      <style:text-properties fo:color="#a78cfa" loext:opacity="100%" fo:font-weight="bold"/>
    </style:style>
    <style:style style:name="T18" style:family="text">
      <style:text-properties fo:color="#f02b77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&lt;!--</text:p>
      <text:p text:style-name="P8">============================================</text:p>
      <text:p text:style-name="P8">; Title: Discussion 8.1 - JQUERY DOM</text:p>
      <text:p text:style-name="P8">; Author: Jonathan Disla</text:p>
      <text:p text:style-name="P8">; Date: December 9 2020</text:p>
      <text:p text:style-name="P8">; Description:Fix the two errors in the JQuery</text:p>
      <text:p text:style-name="P8">;===========================================</text:p>
      <text:p text:style-name="P7">--&gt;</text:p>
      <text:p text:style-name="P10"/>
      <text:p text:style-name="P6"><text:span text:style-name="T12">&lt;!-- </text:span><text:span text:style-name="T13">Expected outcome:</text:span></text:p>
      <text:p text:style-name="P8">When hovering over the nav elements, the text should turn white.</text:p>
      <text:p text:style-name="P7">--&gt;</text:p>
      <text:p text:style-name="P10"/>
      <text:p text:style-name="P6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6"><text:span text:style-name="T1">&lt;</text:span><text:span text:style-name="T2">html</text:span><text:span text:style-name="T3"> </text:span><text:span text:style-name="T4">lang</text:span><text:span text:style-name="T1">=</text:span><text:span text:style-name="T5">"en"</text:span><text:span text:style-name="T1">&gt;</text:span></text:p>
      <text:p text:style-name="P6"><text:span text:style-name="T1">&lt;</text:span><text:span text:style-name="T2">head</text:span><text:span text:style-name="T1">&gt;</text:span></text:p>
      <text:p text:style-name="P6"><text:span text:style-name="T1">&lt;</text:span><text:span text:style-name="T2">meta</text:span><text:span text:style-name="T3"> </text:span><text:span text:style-name="T4">charset</text:span><text:span text:style-name="T1">=</text:span><text:span text:style-name="T5">"UTF-8"</text:span><text:span text:style-name="T1">&gt;</text:span></text:p>
      <text:p text:style-name="P6"><text:span text:style-name="T1">&lt;</text:span><text:span text:style-name="T2">meta</text:span><text:span text:style-name="T3"> </text:span><text:span text:style-name="T4">name</text:span><text:span text:style-name="T1">=</text:span><text:span text:style-name="T5">"viewport"</text:span><text:span text:style-name="T3"> </text:span><text:span text:style-name="T4">content</text:span><text:span text:style-name="T1">=</text:span><text:span text:style-name="T5">"width=device-width, initial-scale=1.0"</text:span><text:span text:style-name="T1">&gt;</text:span></text:p>
      <text:p text:style-name="P6"><text:span text:style-name="T1">&lt;</text:span><text:span text:style-name="T2">script</text:span><text:span text:style-name="T1"> </text:span><text:span text:style-name="T4">src</text:span><text:span text:style-name="T1">=</text:span><text:span text:style-name="T5">"https://ajax.googleapis.com/ajax/libs/jquery/3.5.1/jquery.min.js"</text:span><text:span text:style-name="T1">&gt;&lt;/</text:span><text:span text:style-name="T2">script</text:span><text:span text:style-name="T1">&gt;</text:span></text:p>
      <text:p text:style-name="P6"><text:span text:style-name="T1">&lt;</text:span><text:span text:style-name="T2">title</text:span><text:span text:style-name="T1">&gt;</text:span><text:span text:style-name="T3">Discussion 8.1</text:span><text:span text:style-name="T1">&lt;/</text:span><text:span text:style-name="T2">title</text:span><text:span text:style-name="T1">&gt;</text:span></text:p>
      <text:p text:style-name="P6"><text:span text:style-name="T1">&lt;/</text:span><text:span text:style-name="T2">head</text:span><text:span text:style-name="T1">&gt;</text:span></text:p>
      <text:p text:style-name="P6"><text:span text:style-name="T1">&lt;</text:span><text:span text:style-name="T2">body</text:span><text:span text:style-name="T1">&gt;</text:span></text:p>
      <text:p text:style-name="P10"/>
      <text:p text:style-name="P6"><text:span text:style-name="T1">&lt;</text:span><text:span text:style-name="T2">style</text:span><text:span text:style-name="T1">&gt;</text:span></text:p>
      <text:p text:style-name="P6"><text:span text:style-name="T2">body</text:span><text:span text:style-name="T6">{</text:span></text:p>
      <text:p text:style-name="P6"><text:span text:style-name="T8">padding</text:span><text:span text:style-name="T9">:</text:span><text:span text:style-name="T10">0</text:span><text:span text:style-name="T12">;</text:span></text:p>
      <text:p text:style-name="P6"><text:span text:style-name="T8">margin</text:span><text:span text:style-name="T9">:</text:span><text:span text:style-name="T10">0</text:span><text:span text:style-name="T12">;</text:span></text:p>
      <text:p text:style-name="P9">}</text:p>
      <text:p text:style-name="P10"/>
      <text:p text:style-name="P6"><text:span text:style-name="T11">#nav</text:span><text:span text:style-name="T6">{</text:span></text:p>
      <text:p text:style-name="P6"><text:span text:style-name="T8">margin-top</text:span><text:span text:style-name="T9">:</text:span><text:span text:style-name="T4"> </text:span><text:span text:style-name="T10">-20px</text:span><text:span text:style-name="T12">;</text:span></text:p>
      <text:p text:style-name="P6"><text:span text:style-name="T8">background</text:span><text:span text:style-name="T9">:</text:span><text:span text:style-name="T4"> </text:span><text:span text:style-name="T14">rgb</text:span><text:span text:style-name="T6">(</text:span><text:span text:style-name="T10">73</text:span><text:span text:style-name="T15">,</text:span><text:span text:style-name="T3"> </text:span><text:span text:style-name="T10">73</text:span><text:span text:style-name="T15">,</text:span><text:span text:style-name="T3"> </text:span><text:span text:style-name="T10">223</text:span><text:span text:style-name="T6">)</text:span><text:span text:style-name="T12">;</text:span></text:p>
      <text:p text:style-name="P9">}</text:p>
      <text:p text:style-name="P6"><text:span text:style-name="T11">#nav</text:span><text:span text:style-name="T3"> </text:span><text:span text:style-name="T2">ul</text:span><text:span text:style-name="T6">{</text:span></text:p>
      <text:p text:style-name="P6"><text:span text:style-name="T8">line-height</text:span><text:span text:style-name="T9">:</text:span><text:span text:style-name="T10">60px</text:span><text:span text:style-name="T12">;</text:span></text:p>
      <text:p text:style-name="P9">}</text:p>
      <text:p text:style-name="P6"><text:span text:style-name="T11">#nav</text:span><text:span text:style-name="T3"> </text:span><text:span text:style-name="T2">li</text:span><text:span text:style-name="T6">{</text:span></text:p>
      <text:p text:style-name="P6"><text:span text:style-name="T8">list-style-type</text:span><text:span text:style-name="T9">:</text:span><text:span text:style-name="T4"> </text:span><text:span text:style-name="T16">none</text:span><text:span text:style-name="T12">;</text:span></text:p>
      <text:p text:style-name="P6"><text:span text:style-name="T8">display</text:span><text:span text:style-name="T9">:</text:span><text:span text:style-name="T4"> </text:span><text:span text:style-name="T16">inline</text:span><text:span text:style-name="T12">;</text:span></text:p>
      <text:p text:style-name="P6"><text:span text:style-name="T8">padding-right</text:span><text:span text:style-name="T9">:</text:span><text:span text:style-name="T4"> </text:span><text:span text:style-name="T10">20px</text:span><text:span text:style-name="T12">;</text:span></text:p>
      <text:p text:style-name="P9">}</text:p>
      <text:p text:style-name="P6"><text:span text:style-name="T5">.hovering</text:span><text:span text:style-name="T6">{</text:span></text:p>
      <text:p text:style-name="P6"><text:span text:style-name="T8">color</text:span><text:span text:style-name="T9">:</text:span><text:span text:style-name="T3">white</text:span><text:span text:style-name="T12">;</text:span></text:p>
      <text:p text:style-name="P6"><text:span text:style-name="T8">cursor</text:span><text:span text:style-name="T9">:</text:span><text:span text:style-name="T16">pointer</text:span><text:span text:style-name="T12">;</text:span></text:p>
      <text:p text:style-name="P9">}</text:p>
      <text:p text:style-name="P10"/>
      <text:p text:style-name="P6"><text:span text:style-name="T1">&lt;/</text:span><text:span text:style-name="T2">style</text:span><text:span text:style-name="T1">&gt;</text:span></text:p>
      <text:p text:style-name="P10"/>
      <text:p text:style-name="P6"><text:span text:style-name="T1">&lt;</text:span><text:span text:style-name="T2">div</text:span><text:span text:style-name="T3"> </text:span><text:span text:style-name="T11">id</text:span><text:span text:style-name="T1">=</text:span><text:span text:style-name="T5">"nav"</text:span><text:span text:style-name="T1">&gt;</text:span></text:p>
      <text:p text:style-name="P6"><text:soft-page-break/><text:span text:style-name="T1">&lt;</text:span><text:span text:style-name="T2">ul</text:span><text:span text:style-name="T1">&gt;</text:span></text:p>
      <text:p text:style-name="P6"><text:span text:style-name="T1">&lt;</text:span><text:span text:style-name="T2">li</text:span><text:span text:style-name="T3"> </text:span><text:span text:style-name="T4">class</text:span><text:span text:style-name="T1">=</text:span><text:span text:style-name="T5">"navItem"</text:span><text:span text:style-name="T1">&gt;</text:span><text:span text:style-name="T3">Home</text:span><text:span text:style-name="T1">&lt;/</text:span><text:span text:style-name="T2">li</text:span><text:span text:style-name="T1">&gt;</text:span></text:p>
      <text:p text:style-name="P6"><text:span text:style-name="T1">&lt;</text:span><text:span text:style-name="T2">li</text:span><text:span text:style-name="T3"> </text:span><text:span text:style-name="T4">class</text:span><text:span text:style-name="T1">=</text:span><text:span text:style-name="T5">"navItem"</text:span><text:span text:style-name="T1">&gt;</text:span><text:span text:style-name="T3">About</text:span><text:span text:style-name="T1">&lt;/</text:span><text:span text:style-name="T2">li</text:span><text:span text:style-name="T1">&gt;</text:span></text:p>
      <text:p text:style-name="P6"><text:span text:style-name="T1">&lt;</text:span><text:span text:style-name="T2">li</text:span><text:span text:style-name="T3"> </text:span><text:span text:style-name="T4">class</text:span><text:span text:style-name="T1">=</text:span><text:span text:style-name="T5">"navItem"</text:span><text:span text:style-name="T1">&gt;</text:span><text:span text:style-name="T3">Contact</text:span><text:span text:style-name="T1">&lt;/</text:span><text:span text:style-name="T2">li</text:span><text:span text:style-name="T1">&gt;</text:span></text:p>
      <text:p text:style-name="P6"><text:span text:style-name="T1">&lt;/</text:span><text:span text:style-name="T2">ul</text:span><text:span text:style-name="T1">&gt;</text:span></text:p>
      <text:p text:style-name="P6"><text:span text:style-name="T1">&lt;/</text:span><text:span text:style-name="T2">div</text:span><text:span text:style-name="T1">&gt;</text:span></text:p>
      <text:p text:style-name="P10"/>
      <text:p text:style-name="P6"><text:span text:style-name="T1">&lt;</text:span><text:span text:style-name="T2">script</text:span><text:span text:style-name="T1">&gt;</text:span></text:p>
      <text:p text:style-name="P6"><text:span text:style-name="T12">//</text:span><text:span text:style-name="T13">below jquery targets the navitem class</text:span></text:p>
      <text:p text:style-name="P6"><text:span text:style-name="T14">$</text:span><text:span text:style-name="T6">(</text:span><text:span text:style-name="T5">'navItem'</text:span><text:span text:style-name="T6">)</text:span><text:span text:style-name="T7">.</text:span><text:span text:style-name="T14">hover</text:span><text:span text:style-name="T6">(</text:span><text:span text:style-name="T17">function</text:span><text:span text:style-name="T6">(){</text:span></text:p>
      <text:p text:style-name="P6"><text:span text:style-name="T12">//</text:span><text:span text:style-name="T13">toggle the hovering class upon hovering</text:span></text:p>
      <text:p text:style-name="P6"><text:span text:style-name="T12">//</text:span><text:span text:style-name="T13">each element</text:span></text:p>
      <text:p text:style-name="P6"><text:span text:style-name="T6">(</text:span><text:span text:style-name="T18">this</text:span><text:span text:style-name="T6">)</text:span><text:span text:style-name="T7">.</text:span><text:span text:style-name="T14">toggleClass</text:span><text:span text:style-name="T6">(</text:span><text:span text:style-name="T5">'hovering'</text:span><text:span text:style-name="T6">)</text:span><text:span text:style-name="T12">;</text:span></text:p>
      <text:p text:style-name="P9">})</text:p>
      <text:p text:style-name="P6"><text:span text:style-name="T1">&lt;/</text:span><text:span text:style-name="T2">script</text:span><text:span text:style-name="T1">&gt;</text:span></text:p>
      <text:p text:style-name="P10"/>
      <text:p text:style-name="P6"><text:span text:style-name="T1">&lt;/</text:span><text:span text:style-name="T2">body</text:span><text:span text:style-name="T1">&gt;</text:span></text:p>
      <text:p text:style-name="P6"><text:span text:style-name="T1">&lt;/</text:span><text:span text:style-name="T2">html</text:span><text:span text:style-name="T1">&gt;</text:span></text:p>
      <text:p text:style-name="P6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9T21:39:53.171257123</meta:creation-date>
    <dc:date>2020-12-09T21:42:39.299366078</dc:date>
    <meta:editing-duration>PT54S</meta:editing-duration>
    <meta:editing-cycles>2</meta:editing-cycles>
    <meta:generator>LibreOffice/7.0.2.2$MacOSX_X86_64 LibreOffice_project/8349ace3c3162073abd90d81fd06dcfb6b36b994</meta:generator>
    <meta:document-statistic meta:table-count="0" meta:image-count="0" meta:object-count="0" meta:page-count="2" meta:paragraph-count="59" meta:word-count="125" meta:character-count="1105" meta:non-whitespace-character-count="1041"/>
  </office:meta>
</office:document-meta>
</file>